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6.138cm"/>
    </style:style>
    <style:style style:name="co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d9d9d9" fo:border="0.06pt solid #000000"/>
    </style:style>
    <style:style style:name="ce10" style:family="table-cell" style:parent-style-name="Default" style:data-style-name="N100">
      <style:table-cell-properties fo:background-color="#0070c0" fo:border="0.06pt solid #000000"/>
    </style:style>
    <style:style style:name="ce13" style:family="table-cell" style:parent-style-name="Default" style:data-style-name="N0">
      <style:table-cell-properties fo:background-color="#0070c0" fo:border="0.06pt solid #000000"/>
    </style:style>
    <style:style style:name="ce14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27" style:family="table-cell" style:parent-style-name="Default" style:data-style-name="N100">
      <style:table-cell-properties fo:background-color="#00b050" fo:border="0.06pt solid #000000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26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2" style:base-cell-address="Arkusz1.D1"/>
    </style:style>
    <style:style style:name="ce4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0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2" style:base-cell-address="Arkusz1.D1"/>
    </style:style>
    <style:style style:name="ce51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2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3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2" style:base-cell-address="Arkusz1.D1"/>
    </style:style>
    <style:style style:name="ce54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5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6" style:family="table-cell" style:parent-style-name="Default">
      <style:map style:condition="cell-content()=&quot;Y&quot;" style:apply-style-name="cf2" style:base-cell-address="Arkusz1.D1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5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014" table:default-cell-style-name="ce1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48" office:value-type="string" calcext:value-type="string">
            <text:p>default_A-B</text:p>
          </table:table-cell>
          <table:table-cell table:style-name="ce48" office:value-type="string" calcext:value-type="string">
            <text:p>default_B-A</text:p>
          </table:table-cell>
          <table:table-cell table:style-name="ce31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32" office:value-type="float" office:value="47.53" calcext:value-type="float">
            <text:p>47,5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32" office:value-type="float" office:value="48.52" calcext:value-type="float">
            <text:p>48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.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1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1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32" office:value-type="string" calcext:value-type="string">
            <text:p>42,49,5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32" office:value-type="string" calcext:value-type="string">
            <text:p>41, 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.8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5,6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5,6,7,11,17,20,2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5,18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5,5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5,18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5,6,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5,6,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13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13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6,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7,11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7,11,20,2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7,11,13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17,19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8,14,17,19,24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8,14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4,17,19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5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4,17,19,24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5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5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39,54</text:p>
          </table:table-cell>
          <table:table-cell table:number-columns-repeated="3"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39,54,55</text:p>
          </table:table-cell>
          <table:table-cell table:number-columns-repeated="3"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3,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3,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3,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4,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4,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4,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4,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4,35,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3,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3,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3,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4,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4,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4,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4,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4,35,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40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0,48,50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0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8,48,50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8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8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8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3,42,49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3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3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5,46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2,64,69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2,64,69,71,87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7" office:value-type="string" calcext:value-type="string">
            <text:p>62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1,87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1,64,69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1,64,69,71,87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0,72,74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92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1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3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5,68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5,68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5,67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style-name="ce53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16" office:value-type="string" calcext:value-type="string">
            <text:p>65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5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5,67,85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6,68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6,68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6,67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style-name="ce53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16" office:value-type="string" calcext:value-type="string">
            <text:p>66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6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6,67,85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81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6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1,83,89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81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6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1,83,89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7" office:value-type="string" calcext:value-type="string">
            <text:p>83,89,91,92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7" office:value-type="string" calcext:value-type="string">
            <text:p>83,89,91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N</text:p>
          </table:table-cell>
          <table:table-cell table:style-name="ce16" office:value-type="string" calcext:value-type="string">
            <text:p>83,89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6" office:value-type="string" calcext:value-type="string">
            <text:p>83,89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6" office:value-type="string" calcext:value-type="string">
            <text:p>83,89,90,93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0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2,84,86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0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2,84,86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Gottwald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2" table:style-name="ce24" office:value-type="string" calcext:value-type="string">
            <text:p>2.5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Gottwald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Gt", "Sem(PODG)+Sem(PODG)", 1, "1", "(1)"</text:p>
          </table:table-cell>
          <table:table-cell table:style-name="ce25" office:value-type="string" calcext:value-type="string">
            <text:p>"Gt-CB", "Sem(PODG)+Sem(ST)", 1, "1"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1", "Sem(ST)+SBL", 1, "1", "(2)"</text:p>
          </table:table-cell>
          <table:table-cell table:style-name="ce27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N/A</text:p>
          </table:table-cell>
          <table:table-cell table:number-columns-repeated="2" table:style-name="ce30" office:value-type="string" calcext:value-type="string">
            <text:p>1.0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1.2" calcext:value-type="float">
            <text:p>1,2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string" calcext:value-type="string">
            <text:p>1,2,3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1,2,3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", "PODG", 1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.2" calcext:value-type="float">
            <text:p>1,2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1.2" calcext:value-type="float">
            <text:p>1,2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string" calcext:value-type="string">
            <text:p>1,2,3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1,2,3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", "PODG", 1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.2" calcext:value-type="float">
            <text:p>1,2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Bry-KO", "PODG+Sem(ST)", 2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3" calcext:value-type="float">
            <text:p>3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Bry-KO", "PODG+Sem(ST)", 2, "1", "(1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string" calcext:value-type="string">
            <text:p>0.8</text:p>
          </table:table-cell>
          <table:table-cell table:style-name="ce30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", "PODG", 2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style-name="ce30" table:number-columns-repeated="2"/>
          <table:table-cell table:style-name="ce30" office:value-type="string" calcext:value-type="string">
            <text:p>0.9</text:p>
          </table:table-cell>
          <table:table-cell table:style-name="ce30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", "PODG", 1, "1", "(1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style-name="ce30" table:number-columns-repeated="2"/>
          <table:table-cell table:style-name="ce30" office:value-type="string" calcext:value-type="string">
            <text:p>1.4</text:p>
          </table:table-cell>
          <table:table-cell table:style-name="ce30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1", "SBL+POGP", 1, "1", "(2)"</text:p>
          </table:table-cell>
          <table:table-cell table:style-name="ce27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N/A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2.6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2", "SBL+Sem(PODG)", 2, "2", "(2)"</text:p>
          </table:table-cell>
          <table:table-cell table:style-name="ce27" office:value-type="string" calcext:value-type="string">
            <text:p>"KL-Bry-1", "SBL", 2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style-name="ce30" table:number-columns-repeated="2"/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1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9.16" calcext:value-type="float">
            <text:p>9,16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2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9,16,15</text:p>
          </table:table-cell>
          <table:table-cell table:style-name="ce30" table:number-columns-repeated="2"/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3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9,16,17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1", "SBL", 2, "1", "(2)"</text:p>
          </table:table-cell>
          <table:table-cell table:style-name="ce27" office:value-type="string" calcext:value-type="string">
            <text:p>"KL", "ST", 1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16,9,8</text:p>
          </table:table-cell>
          <table:table-cell table:style-name="ce30" table:number-columns-repeated="2"/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1", "SBL", 2, "1", "(2)"</text:p>
          </table:table-cell>
          <table:table-cell table:style-name="ce27" office:value-type="string" calcext:value-type="string">
            <text:p>"KL", "ST", 2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5.8" calcext:value-type="float">
            <text:p>15,8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2" calcext:value="=&quot;Y&quot;" calcext:base-cell-address="Arkusz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2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.00.0000</text:date>, <text:time style:data-style-name="N2" text:time-value="14:04:24.58459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5-28T13:16:16Z</meta:creation-date>
    <dc:date>2021-06-09T14:06:58.695659804</dc:date>
    <meta:editing-cycles>35</meta:editing-cycles>
    <meta:editing-duration>PT1H31M46S</meta:editing-duration>
    <meta:document-statistic meta:table-count="1" meta:cell-count="1707" meta:object-count="0"/>
    <meta:user-defined meta:name="ContentTypeId">0x010100CD5458B81A8B2B4B92FF87D810305C72</meta:user-defined>
  </office:meta>
</office:document-meta>
</file>